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formula="of:=IF([.B1];[.C1];[.D1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IF([.B2];[.A1];[.C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27/IF([.B3];[.A1]+[.A1];[.A2])" office:value-type="float" office:value="5.4">
            <text:p>5.4</text:p>
          </table:table-cell>
          <table:table-cell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11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15:33.94</meta:creation-date>
    <dc:date>2019-03-08T11:18:06.37</dc:date>
    <meta:editing-duration>PT2M34S</meta:editing-duration>
    <meta:editing-cycles>1</meta:editing-cycles>
    <meta:document-statistic meta:table-count="3" meta:cell-count="10" meta:object-count="0"/>
    <meta:generator>OpenOffice/4.1.6$Win32 OpenOffice.org_project/416m1$Build-9790</meta:generator>
  </office:meta>
</office:document-meta>
</file>